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TestCase</text:p>
          </table:table-cell>
        </table:table-row>
        <table:table-row table:style-name="ro1">
          <table:table-cell office:value-type="string">
            <text:p>th1</text:p>
          </table:table-cell>
          <table:table-cell office:value-type="string">
            <text:p>NOP</text:p>
          </table:table-cell>
        </table:table-row>
        <table:table-row table:style-name="ro1">
          <table:table-cell office:value-type="string">
            <text:p>th2</text:p>
          </table:table-cell>
          <table:table-cell office:value-type="string">
            <text:p>Mov register</text:p>
          </table:table-cell>
        </table:table-row>
        <table:table-row table:style-name="ro1">
          <table:table-cell office:value-type="string">
            <text:p>th3</text:p>
          </table:table-cell>
          <table:table-cell office:value-type="string">
            <text:p>ADD extended register</text:p>
          </table:table-cell>
        </table:table-row>
        <table:table-row table:style-name="ro1">
          <table:table-cell office:value-type="string">
            <text:p>th4</text:p>
          </table:table-cell>
          <table:table-cell office:value-type="string">
            <text:p>ASR Immediate</text:p>
          </table:table-cell>
        </table:table-row>
        <table:table-row table:style-name="ro1">
          <table:table-cell office:value-type="string">
            <text:p>th5</text:p>
          </table:table-cell>
          <table:table-cell office:value-type="string">
            <text:p>Mov bitmask immed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18/08/2014</text:date>, <text:time>18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6T15:23:16.705635703</meta:creation-date>
    <dc:date>2014-08-18T18:11:39</dc:date>
    <meta:editing-duration>PT15S</meta:editing-duration>
    <meta:editing-cycles>4</meta:editing-cycles>
    <meta:generator>LibreOffice/3.3$Unix LibreOffice_project/330m19$Build-202</meta:generator>
    <dc:creator>root </dc:creator>
    <meta:document-statistic meta:table-count="1" meta:cell-count="12" meta:object-count="0"/>
  </office:meta>
</office:document-meta>
</file>